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4000" draw:fill="solid" draw:textarea-vertical-align="middle"/>
    </style:style>
    <style:style style:name="gr2" style:family="graphic" style:parent-style-name="standard">
      <style:graphic-properties svg:stroke-color="#ff4000" draw:textarea-horizontal-align="justify" draw:textarea-vertical-align="middle" draw:auto-grow-height="false" fo:min-height="7.624cm" fo:min-width="10.041cm"/>
    </style:style>
    <style:style style:name="gr3" style:family="graphic" style:parent-style-name="standard">
      <style:graphic-properties svg:stroke-color="#ff4000" draw:textarea-horizontal-align="justify" draw:textarea-vertical-align="middle" draw:auto-grow-height="false" fo:min-height="2.984cm" fo:min-width="3.183cm"/>
    </style:style>
    <style:style style:name="gr4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81cm" svg:y1="5.953cm" svg:x2="10.779cm" svg:y2="16.113cm">
          <text:p/>
        </draw:line>
        <draw:custom-shape draw:style-name="gr2" draw:text-style-name="P2" draw:layer="layout" svg:width="10.541cm" svg:height="7.874cm" svg:x="9.001cm" svg:y="3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07cm" svg:height="4.572cm" svg:x="3.413cm" svg:y="2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461cm" svg:y1="19.415cm" svg:x2="19.415cm" svg:y2="19.54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3T13:38:19.429000000</meta:creation-date>
    <dc:date>2019-08-23T13:39:07.698000000</dc:date>
    <meta:editing-duration>PT49S</meta:editing-duration>
    <meta:editing-cycles>1</meta:editing-cycles>
    <meta:document-statistic meta:object-count="4"/>
    <meta:generator>LibreOffice/6.3.0.4$Windows_X86_64 LibreOffice_project/057fc023c990d676a43019934386b85b21a9ee99</meta:generator>
  </office:meta>
</office:document-meta>
</file>